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146cm" svg:height="12.304cm" svg:x="4.892cm" svg:y="0cm">
            <draw:object draw:notify-on-update-of-ranges="Sheet1.A1:Sheet1.A186 Sheet1.B1:Sheet1.B1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432" calcext:value-type="float">
            <text:p>432</text:p>
          </table:table-cell>
        </table:table-row>
      </table:table>
      <table:table table:name="Sheet2" table:style-name="ta1">
        <table:shapes>
          <draw:frame draw:z-index="0" draw:style-name="gr1" draw:text-style-name="P1" svg:width="14.207cm" svg:height="12.032cm" svg:x="9.857cm" svg:y="0.559cm">
            <draw:object draw:notify-on-update-of-ranges="Sheet2.A1:Sheet2.A235 Sheet2.B1:Sheet2.B2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69" calcext:value-type="float">
            <text:p>469</text:p>
          </table:table-cell>
          <table:table-cell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05" calcext:value-type="float">
            <text:p>605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17" calcext:value-type="float">
            <text:p>61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57" calcext:value-type="float">
            <text:p>65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70" calcext:value-type="float">
            <text:p>67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87" calcext:value-type="float">
            <text:p>687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12" calcext:value-type="float">
            <text:p>712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24" calcext:value-type="float">
            <text:p>724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38" calcext:value-type="float">
            <text:p>738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65" calcext:value-type="float">
            <text:p>765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79" calcext:value-type="float">
            <text:p>779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18" calcext:value-type="float">
            <text:p>818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31" calcext:value-type="float">
            <text:p>831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46" calcext:value-type="float">
            <text:p>84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60" calcext:value-type="float">
            <text:p>86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78" calcext:value-type="float">
            <text:p>878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86" calcext:value-type="float">
            <text:p>886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890" calcext:value-type="float">
            <text:p>89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908" calcext:value-type="float">
            <text:p>908</text:p>
          </table:table-cell>
          <table:table-cell table:formula="of:=507-73"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15" calcext:value-type="float">
            <text:p>91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18" calcext:value-type="float">
            <text:p>918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23" calcext:value-type="float">
            <text:p>923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32" calcext:value-type="float">
            <text:p>932</text:p>
          </table:table-cell>
          <table:table-cell/>
        </table:table-row>
        <table:table-row table:style-name="ro1"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941" calcext:value-type="float">
            <text:p>941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41" calcext:value-type="float">
            <text:p>94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940" calcext:value-type="float">
            <text:p>94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941" calcext:value-type="float">
            <text:p>941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948" calcext:value-type="float">
            <text:p>948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948" calcext:value-type="float">
            <text:p>948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948" calcext:value-type="float">
            <text:p>948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948" calcext:value-type="float">
            <text:p>948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948" calcext:value-type="float">
            <text:p>948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948" calcext:value-type="float">
            <text:p>948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946" calcext:value-type="float">
            <text:p>946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955" calcext:value-type="float">
            <text:p>955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948" calcext:value-type="float">
            <text:p>948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946" calcext:value-type="float">
            <text:p>946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956" calcext:value-type="float">
            <text:p>956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958" calcext:value-type="float">
            <text:p>958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959" calcext:value-type="float">
            <text:p>959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956" calcext:value-type="float">
            <text:p>956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958" calcext:value-type="float">
            <text:p>958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959" calcext:value-type="float">
            <text:p>959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956" calcext:value-type="float">
            <text:p>956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956" calcext:value-type="float">
            <text:p>956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958" calcext:value-type="float">
            <text:p>958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956" calcext:value-type="float">
            <text:p>956</text:p>
          </table:table-cell>
          <table:table-cell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958" calcext:value-type="float">
            <text:p>958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955" calcext:value-type="float">
            <text:p>955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959" calcext:value-type="float">
            <text:p>959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955" calcext:value-type="float">
            <text:p>955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956" calcext:value-type="float">
            <text:p>956</text:p>
          </table:table-cell>
          <table:table-cell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955" calcext:value-type="float">
            <text:p>955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955" calcext:value-type="float">
            <text:p>955</text:p>
          </table:table-cell>
          <table:table-cell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956" calcext:value-type="float">
            <text:p>956</text:p>
          </table:table-cell>
          <table:table-cell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958" calcext:value-type="float">
            <text:p>958</text:p>
          </table:table-cell>
          <table:table-cell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955" calcext:value-type="float">
            <text:p>955</text:p>
          </table:table-cell>
          <table:table-cell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959" calcext:value-type="float">
            <text:p>959</text:p>
          </table:table-cell>
          <table:table-cell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952" calcext:value-type="float">
            <text:p>9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6:02:14.278248142</meta:creation-date>
    <dc:date>2016-03-01T16:28:53.123473259</dc:date>
    <meta:editing-duration>P0D</meta:editing-duration>
    <meta:editing-cycles>1</meta:editing-cycles>
    <meta:document-statistic meta:table-count="2" meta:cell-count="843" meta:object-count="2"/>
    <meta:generator>LibreOffice/4.2.8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47cm" svg:height="12.305cm" xlink:href=".." xlink:type="simple" chart:class="chart:scatter" chart:style-name="ch1">
        <chart:title svg:x="7.36cm" svg:y="0.382cm" chart:style-name="ch2">
          <text:p>Sensor Value vs Time</text:p>
        </chart:title>
        <chart:legend chart:legend-position="end" svg:x="16.294cm" svg:y="5.853cm" style:legend-expansion="high" chart:style-name="ch3"/>
        <chart:plot-area chart:style-name="ch4" table:cell-range-address="Sheet1.A1:Sheet1.B186" svg:x="1.393cm" svg:y="1.433cm" svg:width="14.52cm" svg:height="9.645cm">
          <chartooo:coordinate-region svg:x="2.385cm" svg:y="1.633cm" svg:width="13.156cm" svg:height="8.798cm"/>
          <chart:axis chart:dimension="x" chart:name="primary-x" chart:style-name="ch5">
            <chart:title svg:x="7.934cm" svg:y="11.324cm" chart:style-name="ch6">
              <text:p>time (ms)</text:p>
            </chart:title>
          </chart:axis>
          <chart:axis chart:dimension="y" chart:name="primary-y" chart:style-name="ch5">
            <chart:title svg:x="0.451cm" svg:y="7.278cm" chart:style-name="ch7">
              <text:p>Sensor Value</text:p>
            </chart:title>
            <chart:grid chart:style-name="ch8" chart:class="major"/>
          </chart:axis>
          <chart:series chart:style-name="ch9" chart:values-cell-range-address="Sheet1.B1:Sheet1.B186" chart:class="chart:scatter">
            <chart:domain table:cell-range-address="Sheet1.A1:Sheet1.A186"/>
            <chart:data-point chart:repeated="18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A1:Sheet1.A186</svg:desc>
                </draw:g>
              </table:table-cell>
              <table:table-cell office:value-type="float" office:value="952">
                <text:p>952</text:p>
                <draw:g>
                  <svg:desc>Sheet1.B1:Sheet1.B1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">
                <text:p>53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">
                <text:p>84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">
                <text:p>96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">
                <text:p>108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3">
                <text:p>133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5">
                <text:p>145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7">
                <text:p>157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9">
                <text:p>169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3">
                <text:p>183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5">
                <text:p>195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7">
                <text:p>207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0">
                <text:p>220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2">
                <text:p>232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5">
                <text:p>24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8">
                <text:p>25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2">
                <text:p>282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4">
                <text:p>294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8">
                <text:p>308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2">
                <text:p>332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5">
                <text:p>345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7">
                <text:p>357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9">
                <text:p>36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2">
                <text:p>38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5">
                <text:p>39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7">
                <text:p>407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9">
                <text:p>41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2">
                <text:p>43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5">
                <text:p>44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7">
                <text:p>45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0">
                <text:p>47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2">
                <text:p>48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4">
                <text:p>49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7">
                <text:p>50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0">
                <text:p>52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2">
                <text:p>53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4">
                <text:p>54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7">
                <text:p>55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9">
                <text:p>56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2">
                <text:p>58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4">
                <text:p>594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7">
                <text:p>60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9">
                <text:p>619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1">
                <text:p>63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45">
                <text:p>64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57">
                <text:p>657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69">
                <text:p>669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1">
                <text:p>681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4">
                <text:p>69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7">
                <text:p>707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9">
                <text:p>71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2">
                <text:p>732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4">
                <text:p>74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6">
                <text:p>756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9">
                <text:p>769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2">
                <text:p>782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4">
                <text:p>79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6">
                <text:p>80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9">
                <text:p>81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1">
                <text:p>83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4">
                <text:p>84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57">
                <text:p>857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9">
                <text:p>86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81">
                <text:p>88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93">
                <text:p>89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7">
                <text:p>90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19">
                <text:p>919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31">
                <text:p>93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44">
                <text:p>94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56">
                <text:p>95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68">
                <text:p>968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2">
                <text:p>982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4">
                <text:p>99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6">
                <text:p>100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19">
                <text:p>101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3">
                <text:p>1033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7">
                <text:p>104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0">
                <text:p>106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4">
                <text:p>107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7">
                <text:p>108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00">
                <text:p>110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15">
                <text:p>111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28">
                <text:p>1128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41">
                <text:p>114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55">
                <text:p>1155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68">
                <text:p>1168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82">
                <text:p>118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96">
                <text:p>119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09">
                <text:p>120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22">
                <text:p>122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35">
                <text:p>123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0">
                <text:p>125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63">
                <text:p>126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76">
                <text:p>12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90">
                <text:p>129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03">
                <text:p>1303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17">
                <text:p>131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31">
                <text:p>133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44">
                <text:p>1344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57">
                <text:p>135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72">
                <text:p>1372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85">
                <text:p>138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98">
                <text:p>1398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12">
                <text:p>141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5">
                <text:p>142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39">
                <text:p>1439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53">
                <text:p>1453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66">
                <text:p>146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79">
                <text:p>147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92">
                <text:p>1492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07">
                <text:p>1507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20">
                <text:p>152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33">
                <text:p>153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47">
                <text:p>154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60">
                <text:p>156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74">
                <text:p>157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88">
                <text:p>158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01">
                <text:p>160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14">
                <text:p>161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28">
                <text:p>1628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42">
                <text:p>164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55">
                <text:p>165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69">
                <text:p>166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82">
                <text:p>1682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95">
                <text:p>169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10">
                <text:p>171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23">
                <text:p>172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36">
                <text:p>173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50">
                <text:p>175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63">
                <text:p>176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77">
                <text:p>1777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90">
                <text:p>179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04">
                <text:p>180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17">
                <text:p>181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30">
                <text:p>183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45">
                <text:p>184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58">
                <text:p>1858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71">
                <text:p>187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85">
                <text:p>188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98">
                <text:p>1898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12">
                <text:p>191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26">
                <text:p>192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39">
                <text:p>193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52">
                <text:p>195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66">
                <text:p>1966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80">
                <text:p>198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93">
                <text:p>1993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07">
                <text:p>2007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20">
                <text:p>202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33">
                <text:p>203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48">
                <text:p>2048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61">
                <text:p>206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74">
                <text:p>2074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87">
                <text:p>2087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01">
                <text:p>210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15">
                <text:p>211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28">
                <text:p>2128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42">
                <text:p>2142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55">
                <text:p>215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68">
                <text:p>2168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83">
                <text:p>218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96">
                <text:p>219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09">
                <text:p>220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23">
                <text:p>2223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37">
                <text:p>2237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50">
                <text:p>225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64">
                <text:p>2264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77">
                <text:p>2277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90">
                <text:p>229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05">
                <text:p>230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18">
                <text:p>2318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31">
                <text:p>2331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44">
                <text:p>2344</text:p>
              </table:table-cell>
              <table:table-cell office:value-type="float" office:value="432">
                <text:p>4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08cm" svg:height="12.033cm" xlink:href=".." xlink:type="simple" chart:class="chart:scatter" chart:style-name="ch1">
        <chart:title svg:x="4.931cm" svg:y="0.376cm" chart:style-name="ch2">
          <text:p>Sensor value vs time</text:p>
        </chart:title>
        <chart:plot-area chart:style-name="ch3" table:cell-range-address="Sheet2.A1:Sheet2.B235" svg:x="1.295cm" svg:y="1.421cm" svg:width="12.629cm" svg:height="9.391cm">
          <chartooo:coordinate-region svg:x="2.287cm" svg:y="1.621cm" svg:width="11.265cm" svg:height="8.544cm"/>
          <chart:axis chart:dimension="x" chart:name="primary-x" chart:style-name="ch4">
            <chart:title svg:x="6.89cm" svg:y="11.052cm" chart:style-name="ch5">
              <text:p>time (ms)</text:p>
            </chart:title>
          </chart:axis>
          <chart:axis chart:dimension="y" chart:name="primary-y" chart:style-name="ch4">
            <chart:title svg:x="0.451cm" svg:y="7.165cm" chart:style-name="ch6">
              <text:p>Sensor value </text:p>
            </chart:title>
            <chart:grid chart:style-name="ch7" chart:class="major"/>
          </chart:axis>
          <chart:series chart:style-name="ch8" chart:values-cell-range-address="Sheet2.B1:Sheet2.B235" chart:class="chart:scatter">
            <chart:domain table:cell-range-address="Sheet2.A1:Sheet2.A235"/>
            <chart:data-point chart:repeated="2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1:Sheet2.A235</svg:desc>
                </draw:g>
              </table:table-cell>
              <table:table-cell office:value-type="float" office:value="431">
                <text:p>431</text:p>
                <draw:g>
                  <svg:desc>Sheet2.B1:Sheet2.B2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">
                <text:p>59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">
                <text:p>7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">
                <text:p>8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">
                <text:p>9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">
                <text:p>10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">
                <text:p>12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3">
                <text:p>133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">
                <text:p>14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">
                <text:p>157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9">
                <text:p>169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3">
                <text:p>18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5">
                <text:p>19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7">
                <text:p>207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0">
                <text:p>220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2">
                <text:p>232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5">
                <text:p>245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8">
                <text:p>258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">
                <text:p>28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4">
                <text:p>294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8">
                <text:p>308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2">
                <text:p>332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5">
                <text:p>345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">
                <text:p>357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9">
                <text:p>369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2">
                <text:p>382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5">
                <text:p>39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7">
                <text:p>407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9">
                <text:p>419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2">
                <text:p>432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5">
                <text:p>445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7">
                <text:p>457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0">
                <text:p>47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2">
                <text:p>48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4">
                <text:p>494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7">
                <text:p>507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0">
                <text:p>52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2">
                <text:p>532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4">
                <text:p>544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7">
                <text:p>557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9">
                <text:p>56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2">
                <text:p>582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4">
                <text:p>594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7">
                <text:p>607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9">
                <text:p>619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1">
                <text:p>631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5">
                <text:p>645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7">
                <text:p>657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9">
                <text:p>669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1">
                <text:p>681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4">
                <text:p>694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7">
                <text:p>707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9">
                <text:p>719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2">
                <text:p>732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4">
                <text:p>744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6">
                <text:p>75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69">
                <text:p>769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2">
                <text:p>782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4">
                <text:p>794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6">
                <text:p>80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9">
                <text:p>819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1">
                <text:p>831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4">
                <text:p>844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7">
                <text:p>857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9">
                <text:p>869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81">
                <text:p>881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93">
                <text:p>893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7">
                <text:p>90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9">
                <text:p>919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31">
                <text:p>93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44">
                <text:p>944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56">
                <text:p>95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68">
                <text:p>968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2">
                <text:p>982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4">
                <text:p>994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6">
                <text:p>100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19">
                <text:p>1019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33">
                <text:p>1033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47">
                <text:p>1047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0">
                <text:p>1060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4">
                <text:p>1074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7">
                <text:p>108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0">
                <text:p>110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5">
                <text:p>1115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8">
                <text:p>1128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41">
                <text:p>1141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55">
                <text:p>1155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68">
                <text:p>1168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82">
                <text:p>118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96">
                <text:p>119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09">
                <text:p>1209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22">
                <text:p>1222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35">
                <text:p>1235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0">
                <text:p>1250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3">
                <text:p>1263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76">
                <text:p>127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90">
                <text:p>129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03">
                <text:p>1303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17">
                <text:p>1317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31">
                <text:p>133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44">
                <text:p>134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57">
                <text:p>1357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72">
                <text:p>1372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85">
                <text:p>1385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98">
                <text:p>1398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12">
                <text:p>141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25">
                <text:p>1425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39">
                <text:p>1439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53">
                <text:p>1453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66">
                <text:p>146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79">
                <text:p>1479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92">
                <text:p>1492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07">
                <text:p>1507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20">
                <text:p>1520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33">
                <text:p>1533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47">
                <text:p>1547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60">
                <text:p>1560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74">
                <text:p>157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88">
                <text:p>1588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01">
                <text:p>1601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14">
                <text:p>1614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28">
                <text:p>1628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42">
                <text:p>164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5">
                <text:p>1655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69">
                <text:p>1669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82">
                <text:p>168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95">
                <text:p>1695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10">
                <text:p>1710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23">
                <text:p>1723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36">
                <text:p>173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50">
                <text:p>1750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63">
                <text:p>1763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77">
                <text:p>177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90">
                <text:p>179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04">
                <text:p>1804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17">
                <text:p>1817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30">
                <text:p>183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45">
                <text:p>1845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58">
                <text:p>1858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71">
                <text:p>1871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85">
                <text:p>1885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98">
                <text:p>1898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12">
                <text:p>1912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26">
                <text:p>1926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39">
                <text:p>1939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52">
                <text:p>1952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66">
                <text:p>196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80">
                <text:p>1980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93">
                <text:p>1993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07">
                <text:p>200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20">
                <text:p>2020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33">
                <text:p>2033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48">
                <text:p>2048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61">
                <text:p>206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74">
                <text:p>207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87">
                <text:p>208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01">
                <text:p>2101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15">
                <text:p>2115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28">
                <text:p>2128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42">
                <text:p>2142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55">
                <text:p>2155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68">
                <text:p>2168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83">
                <text:p>2183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96">
                <text:p>219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09">
                <text:p>2209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23">
                <text:p>2223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37">
                <text:p>2237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50">
                <text:p>2250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64">
                <text:p>226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77">
                <text:p>2277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90">
                <text:p>2290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05">
                <text:p>2305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18">
                <text:p>2318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31">
                <text:p>2331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44">
                <text:p>234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58">
                <text:p>2358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72">
                <text:p>237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85">
                <text:p>2385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99">
                <text:p>2399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12">
                <text:p>2412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25">
                <text:p>2425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40">
                <text:p>2440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53">
                <text:p>2453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66">
                <text:p>2466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80">
                <text:p>2480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93">
                <text:p>2493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07">
                <text:p>2507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21">
                <text:p>2521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34">
                <text:p>253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47">
                <text:p>254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61">
                <text:p>2561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75">
                <text:p>2575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88">
                <text:p>2588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01">
                <text:p>2601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15">
                <text:p>2615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28">
                <text:p>2628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42">
                <text:p>2642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56">
                <text:p>2656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69">
                <text:p>2669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82">
                <text:p>2682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96">
                <text:p>2696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10">
                <text:p>2710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723">
                <text:p>2723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737">
                <text:p>2737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50">
                <text:p>2750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63">
                <text:p>2763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78">
                <text:p>2778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91">
                <text:p>2791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04">
                <text:p>280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18">
                <text:p>2818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31">
                <text:p>2831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45">
                <text:p>2845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59">
                <text:p>2859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72">
                <text:p>2872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85">
                <text:p>2885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98">
                <text:p>2898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13">
                <text:p>2913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26">
                <text:p>2926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39">
                <text:p>2939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53">
                <text:p>2953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66">
                <text:p>296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80">
                <text:p>2980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94">
                <text:p>2994</text:p>
              </table:table-cell>
              <table:table-cell office:value-type="float" office:value="952">
                <text:p>9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